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1c1a2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1c1a2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officeooo:paragraph-rsid="001c989d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color="#ffffff" loext:opacity="100%" officeooo:paragraph-rsid="001c1a2e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color="#ffffff" loext:opacity="100%" officeooo:rsid="001ed662" officeooo:paragraph-rsid="001ed662"/>
    </style:style>
    <style:style style:name="T1" style:family="text">
      <style:text-properties fo:font-variant="normal" fo:text-transform="none" fo:color="#ffffff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5edda" fo:background-color="transparent" loext:char-shading-value="0" loext:padding="0in" loext:border="none"/>
    </style:style>
    <style:style style:name="T3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c989d" fo:background-color="transparent" loext:char-shading-value="0" loext:padding="0in" loext:border="none"/>
    </style:style>
    <style:style style:name="T4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df190" fo:background-color="transparent" loext:char-shading-value="0" loext:padding="0in" loext:border="none"/>
    </style:style>
    <style:style style:name="T5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ed662" fo:background-color="transparent" loext:char-shading-value="0" loext:padding="0in" loext:border="none"/>
    </style:style>
    <style:style style:name="T6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1f5b03" fo:background-color="transparent" loext:char-shading-value="0" loext:padding="0in" loext:border="none"/>
    </style:style>
    <style:style style:name="T7" style:family="text">
      <style:text-properties fo:font-variant="normal" fo:text-transform="none" fo:color="#ffffff" loext:opacity="100%" style:font-name="ui-monospace" fo:font-size="9.75pt" fo:letter-spacing="normal" fo:font-style="normal" fo:font-weight="normal" officeooo:rsid="002349eb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3">//bozhe tiq tabulacii</text:span></text:span></text:p>
      <text:p text:style-name="P1"><text:span text:style-name="Source_20_Text"><text:span text:style-name="T1">Address.street not null</text:span></text:span><text:span text:style-name="Source_20_Text"><text:span text:style-name="T3"> - 1</text:span></text:span></text:p>
      <text:p text:style-name="P2"><text:span text:style-name="Source_20_Text"><text:span text:style-name="T1">Address.student_id not null</text:span></text:span><text:span text:style-name="Source_20_Text"><text:span text:style-name="T3"> - 1</text:span></text:span></text:p>
      <text:p text:style-name="P2"><text:span text:style-name="Source_20_Text"><text:span text:style-name="T1">Address.student_id unique</text:span></text:span><text:span text:style-name="Source_20_Text"><text:span text:style-name="T2"> </text:span></text:span><text:span text:style-name="Source_20_Text"><text:span text:style-name="T3"><text:s/>- 1</text:span></text:span></text:p>
      <text:p text:style-name="P4"/>
      <text:p text:style-name="P4"/>
      <text:p text:style-name="P2"><text:span text:style-name="Source_20_Text"><text:span text:style-name="T1">Grade.grade [2,6] int</text:span></text:span><text:span text:style-name="Source_20_Text"><text:span text:style-name="T2"> </text:span></text:span><text:span text:style-name="Source_20_Text"><text:span text:style-name="T3"><text:s/>- 1</text:span></text:span></text:p>
      <text:p text:style-name="P2"><text:span text:style-name="Source_20_Text"><text:span text:style-name="T1">Grade.date</text:span></text:span><text:span text:style-name="Source_20_Text"><text:span text:style-name="T3"> - 1</text:span></text:span></text:p>
      <text:p text:style-name="P2"><text:span text:style-name="Source_20_Text"><text:span text:style-name="T1">Grade.student_id</text:span></text:span><text:span text:style-name="Source_20_Text"><text:span text:style-name="T3"> - 1</text:span></text:span></text:p>
      <text:p text:style-name="P2"><text:span text:style-name="Source_20_Text"><text:span text:style-name="T1">Grade.subject_id</text:span></text:span><text:span text:style-name="Source_20_Text"><text:span text:style-name="T3"> - 1</text:span></text:span></text:p>
      <text:p text:style-name="P4"/>
      <text:p text:style-name="P2"><text:span text:style-name="Source_20_Text"><text:span text:style-name="T1">Subject.name enum</text:span></text:span><text:span text:style-name="Source_20_Text"><text:span text:style-name="T4"> - 1</text:span></text:span></text:p>
      <text:p text:style-name="P2"><text:span text:style-name="Source_20_Text"><text:span text:style-name="T1">Student.name not null</text:span></text:span><text:span text:style-name="Source_20_Text"><text:span text:style-name="T4"> - 1</text:span></text:span></text:p>
      <text:p text:style-name="P2"><text:span text:style-name="Source_20_Text"><text:span text:style-name="T1">Student.name unique</text:span></text:span><text:span text:style-name="Source_20_Text"><text:span text:style-name="T4"> - 1</text:span></text:span></text:p>
      <text:p text:style-name="P4"/>
      <text:p text:style-name="P2"><text:span text:style-name="Source_20_Text"><text:span text:style-name="T1">Student.age not null</text:span></text:span><text:span text:style-name="Source_20_Text"><text:span text:style-name="T4"> - 0 (not not null)</text:span></text:span></text:p>
      <text:p text:style-name="P2"><text:span text:style-name="Source_20_Text"><text:span text:style-name="T1">Student.age &gt; 0</text:span></text:span><text:span text:style-name="Source_20_Text"><text:span text:style-name="T4"> - 0 (evalata ma ne)</text:span></text:span></text:p>
      <text:p text:style-name="P2"><text:span text:style-name="Source_20_Text"><text:span text:style-name="T1">Student.class_id not null</text:span></text:span><text:span text:style-name="Source_20_Text"><text:span text:style-name="T4"> - 1 </text:span></text:span></text:p>
      <text:p text:style-name="P4"/>
      <text:p text:style-name="P2"><text:span text:style-name="Source_20_Text"><text:span text:style-name="T1">Class.class not null</text:span></text:span><text:span text:style-name="Source_20_Text"><text:span text:style-name="T4"> - 1</text:span></text:span></text:p>
      <text:p text:style-name="P2"><text:span text:style-name="Source_20_Text"><text:span text:style-name="T1">Class.class [1,12]</text:span></text:span><text:span text:style-name="Source_20_Text"><text:span text:style-name="T4"> - 1</text:span></text:span></text:p>
      <text:p text:style-name="P4"/>
      <text:p text:style-name="P2"><text:span text:style-name="Source_20_Text"><text:span text:style-name="T1">Class.paralelka [A,B,V]</text:span></text:span><text:span text:style-name="Source_20_Text"><text:span text:style-name="T4"> - 1</text:span></text:span></text:p>
      <text:p text:style-name="P2"><text:span text:style-name="Source_20_Text"><text:span text:style-name="T1">Class.school_id not null</text:span></text:span><text:span text:style-name="Source_20_Text"><text:span text:style-name="T4"> - 1 </text:span></text:span></text:p>
      <text:p text:style-name="P4"/>
      <text:p text:style-name="P2"><text:span text:style-name="Source_20_Text"><text:span text:style-name="T1">School.name not null</text:span></text:span><text:span text:style-name="Source_20_Text"><text:span text:style-name="T4"> - </text:span></text:span><text:span text:style-name="Source_20_Text"><text:span text:style-name="T5">1</text:span></text:span></text:p>
      <text:p text:style-name="P2"><text:span text:style-name="Source_20_Text"><text:span text:style-name="T1">School.name unique</text:span></text:span><text:span text:style-name="Source_20_Text"><text:span text:style-name="T5"> - 1</text:span></text:span></text:p>
      <text:p text:style-name="P4"/>
      <text:p text:style-name="P2"><text:span text:style-name="Source_20_Text"><text:span text:style-name="T1">Has used foreign key 5 times</text:span></text:span><text:span text:style-name="Source_20_Text"><text:span text:style-name="T5"> - 1</text:span></text:span></text:p>
      <text:p text:style-name="P4"/>
      <text:p text:style-name="P5">//ne moga da gi runna no sum pisala 1 na kakvoto izglezhda pravilno</text:p>
      <text:p text:style-name="P2"><text:span text:style-name="Source_20_Text"><text:span text:style-name="T1">Task 1</text:span></text:span><text:span text:style-name="Source_20_Text"><text:span text:style-name="T5"> - 1</text:span></text:span></text:p>
      <text:p text:style-name="P2"><text:span text:style-name="Source_20_Text"><text:span text:style-name="T1">Task 2</text:span></text:span><text:span text:style-name="Source_20_Text"><text:span text:style-name="T5"> - 1</text:span></text:span></text:p>
      <text:p text:style-name="P2"><text:span text:style-name="Source_20_Text"><text:span text:style-name="T1">Task 3</text:span></text:span><text:span text:style-name="Source_20_Text"><text:span text:style-name="T5"> - </text:span></text:span><text:span text:style-name="Source_20_Text"><text:span text:style-name="T6">nz brat</text:span></text:span></text:p>
      <text:p text:style-name="P2"><text:span text:style-name="Source_20_Text"><text:span text:style-name="T1">Task 4</text:span></text:span><text:span text:style-name="Source_20_Text"><text:span text:style-name="T6"> - 1 (izglezhda pravilno)</text:span></text:span></text:p>
      <text:p text:style-name="P2"><text:span text:style-name="Source_20_Text"><text:span text:style-name="T1">Task 5</text:span></text:span><text:span text:style-name="Source_20_Text"><text:span text:style-name="T6"> - :(</text:span></text:span></text:p>
      <text:p text:style-name="P2"><text:span text:style-name="Source_20_Text"><text:span text:style-name="T1">Task 6</text:span></text:span><text:span text:style-name="Source_20_Text"><text:span text:style-name="T6"> - 1?</text:span></text:span></text:p>
      <text:p text:style-name="P2"><text:span text:style-name="Source_20_Text"><text:span text:style-name="T1">Task 6 without GROUP BY, but with DISTINCT</text:span></text:span><text:span text:style-name="Source_20_Text"><text:span text:style-name="T6"> - </text:span></text:span><text:span text:style-name="Source_20_Text"><text:span text:style-name="T7">1</text:span></text:span></text:p>
      <text:p text:style-name="P2"><text:span text:style-name="Source_20_Text"><text:span text:style-name="T1">Task 7</text:span></text:span><text:span text:style-name="Source_20_Text"><text:span text:style-name="T6"> - 1 </text:span></text:span></text:p>
      <text:p text:style-name="P4"/>
      <text:p text:style-name="P2"><text:span text:style-name="Source_20_Text"><text:span text:style-name="T1">Total points -</text:span></text:span><text:span text:style-name="Source_20_Text"><text:span text:style-name="T6"> 2</text:span></text:span><text:span text:style-name="Source_20_Text"><text:span text:style-name="T7">4</text:span></text:span><text:span text:style-name="Source_20_Text"><text:span text:style-name="T6">-2</text:span></text:span><text:span text:style-name="Source_20_Text"><text:span text:style-name="T7">6</text:span></text:span><text:span text:style-name="Source_20_Text"><text:span text:style-name="T6">, mozhe bi po-malko, mozhe bi poveche nz end m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8:16:15.794918768</meta:creation-date>
    <dc:date>2022-12-20T09:09:39.363636143</dc:date>
    <meta:editing-duration>PT22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67" meta:character-count="822" meta:non-whitespace-character-count="681"/>
  </office:meta>
</office:document-meta>
</file>